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Standard">
      <style:text-properties officeooo:rsid="000718a4" officeooo:paragraph-rsid="000718a4"/>
    </style:style>
    <style:style style:name="P3" style:family="paragraph" style:parent-style-name="Standard">
      <style:text-properties officeooo:rsid="000718a4" officeooo:paragraph-rsid="00073e57"/>
    </style:style>
    <style:style style:name="P4" style:family="paragraph" style:parent-style-name="Standard">
      <style:paragraph-properties fo:text-align="center" style:justify-single-word="false"/>
      <style:text-properties fo:font-size="14pt" fo:font-weight="bold" officeooo:rsid="000718a4" officeooo:paragraph-rsid="000718a4" style:font-size-asian="14pt" style:font-weight-asian="bold" style:font-size-complex="14pt" style:font-weight-complex="bold"/>
    </style:style>
    <style:style style:name="P5" style:family="paragraph" style:parent-style-name="Standard">
      <style:text-properties fo:font-size="13pt" fo:font-weight="bold" officeooo:rsid="000718a4" officeooo:paragraph-rsid="000718a4" style:font-size-asian="13pt" style:font-weight-asian="bold" style:font-size-complex="13pt" style:font-weight-complex="bold"/>
    </style:style>
    <style:style style:name="P6" style:family="paragraph" style:parent-style-name="Standard">
      <style:text-properties fo:font-size="13pt" fo:font-weight="normal" officeooo:rsid="000718a4" officeooo:paragraph-rsid="0008d856" style:font-size-asian="13pt" style:font-weight-asian="normal" style:font-size-complex="13pt" style:font-weight-complex="normal"/>
    </style:style>
    <style:style style:name="P7" style:family="paragraph" style:parent-style-name="Text_20_body">
      <style:text-properties officeooo:rsid="000718a4" officeooo:paragraph-rsid="00073e57"/>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officeooo:paragraph-rsid="000aa33f"/>
    </style:style>
    <style:style style:name="P10" style:family="paragraph" style:parent-style-name="Standard">
      <style:text-properties fo:font-size="13pt" fo:font-weight="bold" officeooo:rsid="000718a4" officeooo:paragraph-rsid="00073e57" style:font-size-asian="13pt" style:font-weight-asian="bold" style:font-size-complex="13pt" style:font-weight-complex="bold"/>
    </style:style>
    <style:style style:name="P11" style:family="paragraph" style:parent-style-name="Standard">
      <style:text-properties fo:font-size="13pt" fo:font-weight="normal" officeooo:rsid="000718a4" officeooo:paragraph-rsid="00073e57" style:font-size-asian="13pt" style:font-weight-asian="normal" style:font-size-complex="13pt" style:font-weight-complex="normal"/>
    </style:style>
    <style:style style:name="P12" style:family="paragraph" style:parent-style-name="Standard">
      <style:text-properties fo:font-size="13pt" fo:font-weight="normal" officeooo:rsid="000718a4" officeooo:paragraph-rsid="000718a4" style:font-size-asian="13pt" style:font-weight-asian="normal" style:font-size-complex="13pt" style:font-weight-complex="normal"/>
    </style:style>
    <style:style style:name="P13" style:family="paragraph" style:parent-style-name="Standard">
      <style:text-properties fo:font-size="12pt" fo:font-weight="normal" officeooo:rsid="000718a4" officeooo:paragraph-rsid="00073e57" style:font-size-asian="12pt" style:font-weight-asian="normal" style:font-size-complex="12pt" style:font-weight-complex="normal"/>
    </style:style>
    <style:style style:name="P14" style:family="paragraph" style:parent-style-name="Standard">
      <style:text-properties fo:font-size="12pt" fo:font-weight="normal" officeooo:rsid="000aa33f" officeooo:paragraph-rsid="00073e57" style:font-size-asian="12pt" style:font-weight-asian="normal" style:font-size-complex="12pt" style:font-weight-complex="normal"/>
    </style:style>
    <style:style style:name="P15" style:family="paragraph" style:parent-style-name="Standard">
      <style:text-properties fo:font-size="12pt" fo:font-weight="normal" officeooo:rsid="000aa33f" officeooo:paragraph-rsid="000aa33f" style:font-size-asian="12pt" style:font-weight-asian="normal" style:font-size-complex="12pt" style:font-weight-complex="normal"/>
    </style:style>
    <style:style style:name="P16" style:family="paragraph" style:parent-style-name="Standard">
      <style:text-properties fo:font-size="12pt" fo:font-weight="normal" officeooo:rsid="000aa33f" officeooo:paragraph-rsid="000c8e72" style:font-size-asian="12pt" style:font-weight-asian="normal" style:font-size-complex="12pt" style:font-weight-complex="normal"/>
    </style:style>
    <style:style style:name="P17" style:family="paragraph" style:parent-style-name="Standard">
      <style:text-properties officeooo:rsid="000718a4" officeooo:paragraph-rsid="000c8e72"/>
    </style:style>
    <style:style style:name="P18" style:family="paragraph" style:parent-style-name="Standard">
      <style:text-properties officeooo:paragraph-rsid="000c8e72"/>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font-size="12pt" fo:font-weight="normal" officeooo:rsid="000718a4" officeooo:paragraph-rsid="00073e57" style:font-size-asian="12pt" style:font-weight-asian="normal" style:font-size-complex="12pt" style:font-weight-complex="normal"/>
    </style:style>
    <style:style style:name="P22" style:family="paragraph" style:parent-style-name="Text_20_body" style:list-style-name="L3">
      <style:text-properties fo:font-size="12pt" style:font-size-asian="12pt" style:font-size-complex="12pt"/>
    </style:style>
    <style:style style:name="P23" style:family="paragraph" style:parent-style-name="Text_20_body" style:list-style-name="L5">
      <style:text-properties fo:font-size="12pt" style:font-size-asian="12pt" style:font-size-complex="12pt"/>
    </style:style>
    <style:style style:name="P24" style:family="paragraph" style:parent-style-name="Text_20_body" style:list-style-name="L4"/>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text-properties officeooo:paragraph-rsid="000c8e72"/>
    </style:style>
    <style:style style:name="P29" style:family="paragraph" style:parent-style-name="Text_20_body">
      <style:text-properties fo:font-weight="bold" officeooo:paragraph-rsid="000c8e72" style:font-weight-asian="bold" style:font-weight-complex="bold"/>
    </style:style>
    <style:style style:name="P30" style:family="paragraph" style:parent-style-name="Text_20_body">
      <style:text-properties officeooo:paragraph-rsid="000aa33f"/>
    </style:style>
    <style:style style:name="P31" style:family="paragraph" style:parent-style-name="Text_20_body">
      <style:text-properties officeooo:paragraph-rsid="000cf1fe"/>
    </style:style>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paragraph-properties fo:margin-top="0cm" fo:margin-bottom="0cm" style:contextual-spacing="false"/>
    </style:style>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paragraph-properties fo:margin-top="0cm" fo:margin-bottom="0cm" style:contextual-spacing="false"/>
    </style:style>
    <style:style style:name="P36" style:family="paragraph" style:parent-style-name="Text_20_body" style:list-style-name="L8">
      <style:paragraph-properties fo:margin-top="0cm" fo:margin-bottom="0cm" style:contextual-spacing="false"/>
    </style:style>
    <style:style style:name="T1" style:family="text">
      <style:text-properties officeooo:rsid="00073e57"/>
    </style:style>
    <style:style style:name="T2" style:family="text">
      <style:text-properties officeooo:rsid="0007a80b"/>
    </style:style>
    <style:style style:name="T3" style:family="text">
      <style:text-properties officeooo:rsid="0008d856"/>
    </style:style>
    <style:style style:name="T4" style:family="text">
      <style:text-properties fo:font-weight="bold"/>
    </style:style>
    <style:style style:name="T5" style:family="text">
      <style:text-properties fo:font-weight="bold" officeooo:rsid="0007a80b" style:font-weight-asian="bold" style:font-weight-complex="bold"/>
    </style:style>
    <style:style style:name="T6" style:family="text">
      <style:text-properties fo:font-weight="bold" officeooo:rsid="0008d856" style:font-weight-asian="bold" style:font-weight-complex="bold"/>
    </style:style>
    <style:style style:name="T7" style:family="text">
      <style:text-properties fo:font-weight="bold" officeooo:rsid="000aa33f" style:font-weight-asian="bold" style:font-weight-complex="bold"/>
    </style:style>
    <style:style style:name="T8" style:family="text">
      <style:text-properties fo:font-weight="bold" officeooo:rsid="000c8e72" style:font-weight-asian="bold"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bold" officeooo:rsid="000718a4" style:font-size-asian="13pt" style:font-weight-asian="bold" style:font-size-complex="13pt" style:font-weight-complex="bold"/>
    </style:style>
    <style:style style:name="T11" style:family="text">
      <style:text-properties fo:font-weight="normal" officeooo:rsid="000c8e72" style:font-weight-asian="normal" style:font-weight-complex="normal"/>
    </style:style>
    <style:style style:name="T12" style:family="text">
      <style:text-properties fo:font-weight="normal" officeooo:rsid="0007a80b" style:font-weight-asian="normal" style:font-weight-complex="normal"/>
    </style:style>
    <style:style style:name="T13" style:family="text">
      <style:text-properties fo:font-weight="normal" officeooo:rsid="000cf1fe" style:font-weight-asian="normal" style:font-weight-complex="normal"/>
    </style:style>
    <style:style style:name="T14" style:family="text">
      <style:text-properties fo:font-style="italic"/>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0aa33f" style:font-size-asian="12pt" style:font-weight-asian="normal" style:font-size-complex="12pt" style:font-weight-complex="normal"/>
    </style:style>
    <style:style style:name="T18" style:family="text">
      <style:text-properties fo:font-size="12pt" fo:font-weight="normal" officeooo:rsid="000c8e72" style:font-size-asian="12pt" style:font-weight-asian="normal" style:font-size-complex="12pt" style:font-weight-complex="normal"/>
    </style:style>
    <style:style style:name="T19" style:family="text">
      <style:text-properties fo:font-size="12pt" fo:font-weight="bold" style:font-size-asian="12pt" style:font-size-complex="12pt"/>
    </style:style>
    <style:style style:name="T20" style:family="text">
      <style:text-properties fo:font-size="12pt" fo:font-style="italic" style:font-size-asian="12pt" style:font-size-complex="12pt"/>
    </style:style>
    <style:style style:name="T21" style:family="text">
      <style:text-properties officeooo:rsid="000aa33f"/>
    </style:style>
    <style:style style:name="T22" style:family="text">
      <style:text-properties officeooo:rsid="000718a4"/>
    </style:style>
    <style:style style:name="T23" style:family="text">
      <style:text-properties officeooo:rsid="000c8e7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l support utilisé ?</text:p>
      <text:p text:style-name="P2"/>
      <text:p text:style-name="P18"><text:span text:style-name="T10">Spring</text:span><text:span text:style-name="T22"><text:line-break/></text:span><text:span text:style-name="T4">Spring</text:span> est un <text:a xlink:type="simple" xlink:href="http://fr.wikipedia.org/wiki/Framework">framework</text:a> <text:a xlink:type="simple" xlink:href="http://fr.wikipedia.org/wiki/Libre">libre</text:a> pour construire et définir l'infrastructure d'une application java, dont il facilite le développement et les tests. En 2004, Rod Johnson a écrit le livre <text:span text:style-name="T14">Expert One-on-One J2EE Design and Development </text:span>qui explique les raisons de la création de Spring.</text:p>
      <text:p text:style-name="P28"/>
      <text:p text:style-name="P28">Spring est considéré comme un conteneur dit « léger ». La raison de ce nommage est expliquée par Erik Gollot dans l’introduction du document <text:span text:style-name="T14">Introduction au framework Spring</text:span></text:p>
      <text:p text:style-name="Quotations">« SPRING est effectivement un conteneur dit “ léger ”, c’est-à-dire une infrastructure similaire à un <text:a xlink:type="simple" xlink:href="http://fr.wikipedia.org/wiki/Serveur_d%27application">serveur d’application</text:a> <text:a xlink:type="simple" xlink:href="http://fr.wikipedia.org/wiki/Java_2_Enterprise_Edition">J2EE</text:a>. Il prend donc en charge la création d’objets et la mise en relation d’objets par l’intermédiaire d’un fichier de configuration qui décrit les objets à fabriquer et les relations de dépendances entre ces objets. Le gros avantage par rapport aux serveurs d’application est qu’avec SPRING, vos classes n’ont pas besoin d’implémenter une quelconque interface pour être prises en charge par le framework (au contraire des <text:a xlink:type="simple" xlink:href="http://fr.wikipedia.org/wiki/Serveur_d%27application">serveur d’application</text:a> <text:a xlink:type="simple" xlink:href="http://fr.wikipedia.org/wiki/Java_2_Enterprise_Edition">J2EE</text:a> et des <text:a xlink:type="simple" xlink:href="http://fr.wikipedia.org/wiki/Enterprise_JavaBeans">EJBs</text:a>). C’est en ce sens que SPRING est qualifié de conteneur “ léger ”. »</text:p>
      <text:p text:style-name="Text_20_body">Spring s’appuie principalement sur l’intégration de trois concepts clés :</text:p>
      <text:list xml:id="list1453828040" text:style-name="L6">
        <text:list-item>
          <text:p text:style-name="P34">l’<text:a xlink:type="simple" xlink:href="http://fr.wikipedia.org/wiki/Inversion_de_contrôle">inversion de contrôle</text:a> est assurée de deux façons différentes : la recherche de dépendances et l'<text:a xlink:type="simple" xlink:href="http://fr.wikipedia.org/wiki/Injection_de_dépendances">injection de dépendances</text:a> </text:p>
        </text:list-item>
        <text:list-item>
          <text:p text:style-name="P34">la <text:a xlink:type="simple" xlink:href="http://fr.wikipedia.org/wiki/Programmation_orientée_aspect">programmation orientée aspect</text:a> </text:p>
        </text:list-item>
        <text:list-item>
          <text:p text:style-name="P25">une couche d’abstraction. </text:p>
        </text:list-item>
      </text:list>
      <text:p text:style-name="Text_20_body">La couche d’abstraction permet d’intégrer d’autres <text:a xlink:type="simple" xlink:href="http://fr.wikipedia.org/wiki/Framework">frameworks</text:a> et <text:a xlink:type="simple" xlink:href="http://fr.wikipedia.org/wiki/Bibliothèque_logicielle">bibliothèques</text:a> avec une plus grande facilité. Cela se fait par l’apport ou non de couches d’abstraction spécifiques à des frameworks particuliers. Il est ainsi possible d’intégrer un module d’envoi de mails plus facilement.</text:p>
      <text:p text:style-name="Text_20_body">L’<text:a xlink:type="simple" xlink:href="http://fr.wikipedia.org/wiki/Inversion_de_contrôle">inversion de contrôle</text:a> :</text:p>
      <text:list xml:id="list1587439228" text:style-name="L7">
        <text:list-item>
          <text:p text:style-name="P35"><text:a xlink:type="simple" xlink:href="http://fr.wikipedia.org/w/index.php?title=La_recherche_de_dépendance&amp;action=edit&amp;redlink=1">La recherche de dépendance</text:a> : consiste pour un objet à interroger le conteneur, afin de trouver ses dépendances avec les autres objets. C’est un cas de fonctionnement similaire aux EJBs. </text:p>
        </text:list-item>
        <text:list-item>
          <text:p text:style-name="P26">L’<text:a xlink:type="simple" xlink:href="http://fr.wikipedia.org/wiki/Injection_de_dépendances">injection de dépendances</text:a> : cette injection peut être effectuée de trois manières possibles : </text:p>
        </text:list-item>
      </text:list>
      <text:list xml:id="list44697195" text:style-name="L8">
        <text:list-item>
          <text:p text:style-name="P36">L’injection de dépendance via le constructeur. </text:p>
        </text:list-item>
        <text:list-item>
          <text:p text:style-name="P36">L’injection de dépendance via les modificateurs (setters). </text:p>
        </text:list-item>
        <text:list-item>
          <text:p text:style-name="P27">L’injection de dépendance via une interface. </text:p>
        </text:list-item>
      </text:list>
      <text:p text:style-name="Text_20_body">Les deux premières sont les plus utilisées par Spring.</text:p>
      <text:p text:style-name="Text_20_body">Ce framework, grâce à sa couche d’abstraction, ne concurrence pas d’autres frameworks dans une couche spécifique d’un modèle architectural <text:a xlink:type="simple" xlink:href="http://fr.wikipedia.org/wiki/Modèle-Vue-Contrôleur">Modèle-Vue-Contrôleur</text:a> mais s’avère un framework multi-couches pouvant s’insérer au niveau de toutes les couches ; modèle, vue et contrôleur. Ainsi il permet d’intégrer <text:a xlink:type="simple" xlink:href="http://fr.wikipedia.org/wiki/Hibernate">Hibernate</text:a> ou <text:a xlink:type="simple" xlink:href="http://fr.wikipedia.org/wiki/IBATIS">iBATIS</text:a> pour la couche de persistance ou encore <text:a xlink:type="simple" xlink:href="http://fr.wikipedia.org/wiki/Struts">Struts</text:a> pour la couche présentation.</text:p>
      <text:p text:style-name="P28"><text:span text:style-name="T8">Avantages :</text:span></text:p>
      <text:p text:style-name="P28"><text:span text:style-name="T23">- Très utilisé<text:line-break/>- Peut s'utiliser avec J2E<text:line-break/>- S'intègre avec des frameworks open source comme struts et hibernate<text:line-break/>- Doc complète</text:span></text:p>
      <text:p text:style-name="P29"><text:span text:style-name="T23">Inconvénients :</text:span></text:p>
      <text:p text:style-name="P28"><text:soft-page-break/><text:span text:style-name="T8">- </text:span><text:span text:style-name="T11">Mise en œuvre pas toujours aisé, il y a plusieurs facon de faire la même chose<text:line-break/>- Non standardisé par le JCP<text:line-break/>- Assez lourd, beaucoup de librairies à importer</text:span></text:p>
      <text:p text:style-name="P18"/>
      <text:p text:style-name="P17"><text:line-break/><text:span text:style-name="T9">Django</text:span></text:p>
      <text:p text:style-name="P3"/>
      <text:p text:style-name="P7">Django est un framework écrit en <text:a xlink:type="simple" xlink:href="http://www.python.org/">Python</text:a>. </text:p>
      <text:p text:style-name="Text_20_body">Puissant, il est utilisé par des organisations comme la <text:a xlink:type="simple" xlink:href="http://opensource.arc.nasa.gov/">Nasa</text:a>, <text:a xlink:type="simple" xlink:href="http://projects.washingtonpost.com/congress/">le Washington Times</text:a> et a servi de base à <text:a xlink:type="simple" xlink:href="http://code.google.com/intl/fr/appengine/">Google App Engine</text:a>. </text:p>
      <text:p text:style-name="Text_20_body">Mais Django est aussi adapté si <text:span text:style-name="T1">on </text:span>n'<text:span text:style-name="T1">est </text:span>pas une multinationale ou une agence gouvernementale : </text:p>
      <text:list xml:id="list2335477371" text:style-name="L1">
        <text:list-item>
          <text:p text:style-name="P32"><text:a xlink:type="simple" xlink:href="http://www.mapetiteautoentreprise.fr/">Ma petite auto-entreprise</text:a> </text:p>
        </text:list-item>
        <text:list-item>
          <text:p text:style-name="P32"><text:a xlink:type="simple" xlink:href="http://jehaisleprintemps.net/">Je Hais Le Printemps</text:a> </text:p>
        </text:list-item>
        <text:list-item>
          <text:p text:style-name="P32"><text:a xlink:type="simple" xlink:href="http://www.biologeek.com/">Biologeek</text:a> </text:p>
        </text:list-item>
        <text:list-item>
          <text:p text:style-name="P32"><text:a xlink:type="simple" xlink:href="http://coucoubebe.fr/">Coucou bébé !</text:a> </text:p>
        </text:list-item>
        <text:list-item>
          <text:p text:style-name="P19"><text:a xlink:type="simple" xlink:href="http://prixou.fr/">prixou</text:a> </text:p>
        </text:list-item>
      </text:list>
      <text:p text:style-name="Text_20_body"><text:a xlink:type="simple" xlink:href="http://www.django-fr.org/djangosites/">Voir d'autres sites</text:a> </text:p>
      <text:p text:style-name="Text_20_body">Django est simple d'accès, riche de nombreux outils et peut être complété par de très nombreuses applications. </text:p>
      <text:p text:style-name="Text_20_body">Principales fonctionnalités : </text:p>
      <text:list xml:id="list1809723355" text:style-name="L2">
        <text:list-item>
          <text:p text:style-name="P33"><text:a xlink:type="simple" xlink:href="http://docs.djangoproject.com/en/dev/topics/db/models/">Mapping relationnel-objet (en)</text:a> </text:p>
        </text:list-item>
        <text:list-item>
          <text:p text:style-name="P33"><text:a xlink:type="simple" xlink:href="http://django-story.rtfd.org/intro/tutorial02.html#intro-tutorial02">Interface d'administration automatisée</text:a> </text:p>
        </text:list-item>
        <text:list-item>
          <text:p text:style-name="P33"><text:a xlink:type="simple" xlink:href="http://docs.djangoproject.com/en/dev/topics/http/urls/">Design élégant d'URL (en)</text:a> </text:p>
        </text:list-item>
        <text:list-item>
          <text:p text:style-name="P33"><text:a xlink:type="simple" xlink:href="http://docs.djangoproject.com/en/dev/topics/templates/">Système de template (en)</text:a> </text:p>
        </text:list-item>
        <text:list-item>
          <text:p text:style-name="P33"><text:a xlink:type="simple" xlink:href="http://docs.djangoproject.com/en/dev/topics/cache/">Système de cache (en)</text:a> </text:p>
        </text:list-item>
        <text:list-item>
          <text:p text:style-name="P20"><text:a xlink:type="simple" xlink:href="http://docs.djangoproject.com/en/dev/topics/i18n/">Internationalisation (en)</text:a> </text:p>
        </text:list-item>
      </text:list>
      <text:p text:style-name="P9"><text:span text:style-name="T5">Avantages </text:span><text:span text:style-name="T2">: </text:span></text:p>
      <text:p text:style-name="P31"><text:span text:style-name="Strong_20_Emphasis"><text:span text:style-name="T13">- </text:span></text:span><text:span text:style-name="Strong_20_Emphasis"><text:span text:style-name="T12">Design élégant d'URL<text:line-break/></text:span></text:span><text:span text:style-name="Strong_20_Emphasis"><text:span text:style-name="T13">- Utilisation de template</text:span></text:span><text:span text:style-name="Strong_20_Emphasis"><text:span text:style-name="T12"><text:line-break/></text:span></text:span><text:span text:style-name="T21">- M</text:span><text:span text:style-name="T2">odulaires<text:line-break/></text:span><text:span text:style-name="T21">- T</text:span><text:span text:style-name="T2">rès bien documenté<text:line-break/></text:span><text:span text:style-name="T21">- G</text:span><text:span text:style-name="T2">rosse communauté<text:line-break/></text:span><text:span text:style-name="T21">- B</text:span><text:span text:style-name="T2">eaucoup d'applications disponibles en natif.<text:line-break/></text:span><text:span text:style-name="T21">-</text:span><text:span text:style-name="T2"> </text:span><text:span text:style-name="T21">Interface administrateur sur tous les modules inclus.</text:span></text:p>
      <text:p text:style-name="P9"><text:span text:style-name="T6">Inconvénients</text:span><text:span text:style-name="T3"> : </text:span></text:p>
      <text:p text:style-name="P9"><text:span text:style-name="T21">- P</text:span><text:span text:style-name="T3">as d'ajax en natif<text:line-break/></text:span><text:span text:style-name="T21">- I</text:span><text:span text:style-name="T3">nterface d'administration parfois piègeuse – si on ne reprends pas exactement certains modules, on s'expose à devoir les réécrire de zéro ou presque...(exemple : système d'identification)</text:span></text:p>
      <text:p text:style-name="P3"><text:line-break/><text:line-break/><text:span text:style-name="T9">RubyonRails</text:span></text:p>
      <text:p text:style-name="P10"/>
      <text:p text:style-name="P3"><text:span text:style-name="T16">Ruby on Rails, également appelé RoR ou Rails est un </text:span><text:a xlink:type="simple" xlink:href="http://fr.wikipedia.org/wiki/Framework"><text:span text:style-name="T16">framework</text:span></text:a><text:span text:style-name="T16"> </text:span><text:a xlink:type="simple" xlink:href="http://fr.wikipedia.org/wiki/World_Wide_Web"><text:span text:style-name="T16">web</text:span></text:a><text:span text:style-name="T16"> </text:span><text:a xlink:type="simple" xlink:href="http://fr.wikipedia.org/wiki/Logiciel_libre"><text:span text:style-name="T16">libre</text:span></text:a><text:span text:style-name="T16"> écrit en </text:span><text:a xlink:type="simple" xlink:href="http://fr.wikipedia.org/wiki/Ruby"><text:span text:style-name="T16">Ruby</text:span></text:a><text:span text:style-name="T16">. Il suit le </text:span><text:a xlink:type="simple" xlink:href="http://fr.wikipedia.org/wiki/Motif_de_conception"><text:span text:style-name="T16">motif de conception</text:span></text:a><text:span text:style-name="T16"> </text:span><text:a xlink:type="simple" xlink:href="http://fr.wikipedia.org/wiki/Modèle-Vue-Contrôleur"><text:span text:style-name="T16">Modèle-Vue-Contrôleur</text:span></text:a><text:span text:style-name="T16"> aussi nommé MVC. Il permet de créer des applications web rapidement, car il impose une structure au programmeur, et ainsi l'oblige à avoir </text:span><text:soft-page-break/><text:span text:style-name="T16">une logique et une démarche qui favorise la réalisation de l'application. Il ajoute aussi un grand niveau d'abstraction dans la programmation de l'application, grâce à un ensemble de fonctions de haut niveau permettant de se concentrer surtout sur les fonctionnalités plutôt que sur la mécanique autour de ces fonctionnalités.</text:span></text:p>
      <text:p text:style-name="P13"/>
      <text:p text:style-name="P21">Rails est basé sur deux principes fondamentaux :</text:p>
      <text:p text:style-name="List_20_Heading"><text:a xlink:type="simple" xlink:href="http://fr.wikipedia.org/wiki/Ne_vous_répétez_pas"><text:span text:style-name="T15">Ne vous répétez pas</text:span></text:a><text:span text:style-name="T15">  </text:span></text:p>
      <text:p text:style-name="List_20_Contents"><text:span text:style-name="T15">tenter autant que possible de n'avoir des éléments de l'application qu'à un seul endroit. L'architecture </text:span><text:a xlink:type="simple" xlink:href="http://fr.wikipedia.org/wiki/Modèle-Vue-Contrôleur"><text:span text:style-name="T15">MVC</text:span></text:a><text:span text:style-name="T15"> et la </text:span><text:a xlink:type="simple" xlink:href="http://fr.wikipedia.org/wiki/Métaprogrammation"><text:span text:style-name="T15">métaprogrammation</text:span></text:a><text:span text:style-name="T15"> en </text:span><text:a xlink:type="simple" xlink:href="http://fr.wikipedia.org/wiki/Ruby"><text:span text:style-name="T15">Ruby</text:span></text:a><text:span text:style-name="T15"> rendent cela possible. </text:span></text:p>
      <text:p text:style-name="List_20_Heading"><text:a xlink:type="simple" xlink:href="http://fr.wikipedia.org/wiki/Convention_plutôt_que_configuration"><text:span text:style-name="T15">Convention plutôt que configuration</text:span></text:a><text:span text:style-name="T15">  </text:span></text:p>
      <text:p text:style-name="P1"><text:span text:style-name="T15">il est inutile de préciser des détails lorsqu'ils respectent des conventions établies. Rails exploite cela en proposant des comportements par défaut pour la plupart de ses fonctionnalités. Cette vision sera conservée, même après la fusion avec </text:span><text:a xlink:type="simple" xlink:href="http://fr.wikipedia.org/w/index.php?title=Merb&amp;action=edit&amp;redlink=1"><text:span text:style-name="T15">Merb</text:span></text:a><text:span text:style-name="T15"> et la future modularisation du </text:span><text:a xlink:type="simple" xlink:href="http://fr.wikipedia.org/wiki/Framework"><text:span text:style-name="T15">framework</text:span></text:a><text:span text:style-name="T15">. </text:span></text:p>
      <text:p text:style-name="Text_20_body"><text:span text:style-name="T15">Au démarrage d'un projet Rails, peu d'éléments de configuration sont présents. Il ne contient généralement que l'identifiant et le mot de passe d'accès à la base de données, incontournable en </text:span><text:a xlink:type="simple" xlink:href="http://fr.wikipedia.org/wiki/MySQL"><text:span text:style-name="T15">MySQL</text:span></text:a><text:span text:style-name="T15"> par exemple. Toutefois on peut commencer un projet sans rien configurer, avec l'utilisation par défaut de </text:span><text:a xlink:type="simple" xlink:href="http://fr.wikipedia.org/wiki/SQLite"><text:span text:style-name="T15">SQLite</text:span></text:a><text:span text:style-name="T15">.</text:span></text:p>
      <text:p text:style-name="Text_20_body"><text:span text:style-name="T15">Les fichiers de configuration sont de type </text:span><text:a xlink:type="simple" xlink:href="http://fr.wikipedia.org/wiki/YAML"><text:span text:style-name="T15">YAML</text:span></text:a><text:span text:style-name="T15">.</text:span></text:p>
      <text:p text:style-name="P13"/>
      <text:p text:style-name="P7"><text:span text:style-name="T16">Rails fournit des outils pour construire une architecture </text:span><text:a xlink:type="simple" xlink:href="http://fr.wikipedia.org/wiki/Modèle-Vue-Contrôleur"><text:span text:style-name="T16">MVC</text:span></text:a><text:span text:style-name="T16"> :</text:span></text:p>
      <text:list xml:id="list1787392040" text:style-name="L3">
        <text:list-item>
          <text:p text:style-name="P22">Les <text:span text:style-name="T4">modèles</text:span> sont les classes assurant la gestion des données. En général la structure de ces classes est déterminée automatiquement par Rails à partir d'une base de données. Les relations entre les tables sont explicitement spécifiées (<text:span text:style-name="T14">has_many</text:span> <text:span text:style-name="T14">belongs_to</text:span>). Spécifier ces relations permet à ActiveRecord de précharger des éléments de classes enfants ou parent. </text:p>
        </text:list-item>
      </text:list>
      <text:list xml:id="list2079230526" text:style-name="L4">
        <text:list-item>
          <text:p text:style-name="P24"><text:span text:style-name="T15">Les </text:span><text:span text:style-name="T19">vues</text:span><text:span text:style-name="T15"> correspondent à la manière d'afficher les informations à l'utilisateur. Il s'agit généralement d'une combinaison de code </text:span><text:a xlink:type="simple" xlink:href="http://fr.wikipedia.org/wiki/Hypertext_Markup_Language"><text:span text:style-name="T15">HTML</text:span></text:a><text:span text:style-name="T15"> et de </text:span><text:a xlink:type="simple" xlink:href="http://fr.wikipedia.org/wiki/Ruby"><text:span text:style-name="T15">Ruby</text:span></text:a><text:span text:style-name="T15"> dans des fichiers </text:span><text:span text:style-name="T20">.html.erb</text:span><text:span text:style-name="T15">. Il est aussi possible de les programmer en </text:span><text:a xlink:type="simple" xlink:href="http://fr.wikipedia.org/wiki/Ruby"><text:span text:style-name="T15">Ruby</text:span></text:a><text:span text:style-name="T15"> pur avec Builder</text:span><text:bookmark text:name="cite_ref-6"/><text:a xlink:type="simple" xlink:href="http://fr.wikipedia.org/wiki/Ruby_on_Rails#cite_note-6"><text:span text:style-name="T15">6</text:span></text:a><text:span text:style-name="T15">. Enfin il existe une multitude de plugins de systèmes d'écriture de HTML simplifié, le plus connu est le </text:span><text:a xlink:type="simple" xlink:href="http://fr.wikipedia.org/wiki/HAML"><text:span text:style-name="T15">HAML</text:span></text:a><text:span text:style-name="T15">. </text:span></text:p>
        </text:list-item>
      </text:list>
      <text:list xml:id="list331510301" text:style-name="L5">
        <text:list-item>
          <text:p text:style-name="P23">Les <text:span text:style-name="T4">contrôleurs</text:span> réagissent aux actions des utilisateurs, ils vont chercher les données dans la base et les mettent à disposition aux vues. </text:p>
        </text:list-item>
      </text:list>
      <text:p text:style-name="P8">Rails permet de créer rapidement des squelettes d'un contrôleur ou d'un modèle ou d'une vue. Il s'agit généralement de code de type échaffaudage <text:span text:style-name="T14">(ou scaffold)</text:span> qui assurent des opérations courantes sur le modèle comme l'ajout, la modification et la suppression d'enregistrements. Ces bouts de codes initiaux sont parfaitement adaptables aux besoins spécifiques de l'application.</text:p>
      <text:p text:style-name="Text_20_body"><text:span text:style-name="T15">Rails propose également </text:span><text:span text:style-name="T20">ActionMailer</text:span><text:span text:style-name="T15"> pour la gestion d'envoi ou réception de </text:span><text:a xlink:type="simple" xlink:href="http://fr.wikipedia.org/wiki/Courrier_électronique"><text:span text:style-name="T15">courriels</text:span></text:a><text:span text:style-name="T15"> et </text:span><text:span text:style-name="T20">ActionWebService</text:span><text:span text:style-name="T15"> pour </text:span><text:a xlink:type="simple" xlink:href="http://fr.wikipedia.org/wiki/SOAP"><text:span text:style-name="T15">SOAP</text:span></text:a><text:span text:style-name="T15"> et </text:span><text:a xlink:type="simple" xlink:href="http://fr.wikipedia.org/wiki/XML-RPC"><text:span text:style-name="T15">XML-RPC</text:span></text:a><text:span text:style-name="T15">, ainsi que ActiveRessource pour une interrogation par Web Service de type </text:span><text:a xlink:type="simple" xlink:href="http://fr.wikipedia.org/wiki/Representational_State_Transfer"><text:span text:style-name="T15">RESTful</text:span></text:a><text:span text:style-name="T15">.</text:span></text:p>
      <text:p text:style-name="P13"/>
      <text:p text:style-name="P3"><text:a xlink:type="simple" xlink:href="http://fr.wikipedia.org/wiki/Asynchronous_JavaScript_And_XML"><text:span text:style-name="T16">AJAX</text:span></text:a><text:span text:style-name="T16"> permet de réaliser des pages dynamiques avec </text:span><text:a xlink:type="simple" xlink:href="http://fr.wikipedia.org/wiki/JavaScript"><text:span text:style-name="T16">JavaScript</text:span></text:a><text:span text:style-name="T16"> et </text:span><text:a xlink:type="simple" xlink:href="http://fr.wikipedia.org/wiki/Extensible_Markup_Language"><text:span text:style-name="T16">XML</text:span></text:a><text:span text:style-name="T16"> pour envoyer des requêtes au serveur sans recharger la page dans le navigateur. Rails offre plusieurs méthodes afin de simplifier l'utilisation d'AJAX</text:span><text:bookmark text:name="cite_ref-7"/><text:a xlink:type="simple" xlink:href="http://fr.wikipedia.org/wiki/Ruby_on_Rails#cite_note-7"><text:span text:style-name="T16">7</text:span></text:a><text:span text:style-name="T16">. L'apport des RJS est de permettre la génération de code javascript, depuis un code Ruby.<text:line-break/><text:line-break/></text:span><text:span text:style-name="T17">Avantages :<text:line-break/></text:span><text:span text:style-name="T18">- Simplicité du langage et élégance du code</text:span></text:p>
      <text:p text:style-name="P14"/>
      <text:p text:style-name="P15"><text:soft-page-break/>Inconvénients : </text:p>
      <text:p text:style-name="P15">- Peu de documentations</text:p>
      <text:p text:style-name="P15">- Structure monolithique</text:p>
      <text:p text:style-name="P16"><text:span text:style-name="T23">- Inutile pour les sites statiques ou trop lourd</text:span></text:p>
      <text:p text:style-name="P11"/>
      <text:p text:style-name="P5"/>
      <text:p text:style-name="P5">Conclusion</text:p>
      <text:p text:style-name="P12"><text:line-break/><text:span text:style-name="T23">Les 3 frameworks présentées sont toutes les 3 très acceptable pour ce projet.</text:span></text:p>
      <text:p text:style-name="P6"><text:span text:style-name="T3">Comme nous sommes beaucoup plus familier de python </text:span><text:span text:style-name="T21">(nous ne connaissons pas du tout ruby pour le moment </text:span><text:span text:style-name="T23">et nous préférons python à java</text:span><text:span text:style-name="T21">)</text:span><text:span text:style-name="T3"> et de par les avantages que Django procure</text:span><text:span text:style-name="T21">nt (documentations, facilité de prise en main, forge django à l'école qui vient d'ouvrir</text:span><text:span text:style-name="T3">, </text:span><text:span text:style-name="T6">nous avons donc choisi </text:span><text:span text:style-name="T7">Django</text:span><text:span text:style-name="T3"> pour développer l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meta:initial-creator>
    <meta:creation-date>2012-11-25T18:49:07</meta:creation-date>
    <dc:date>2012-11-25T19:58:54</dc:date>
    <dc:creator>Adrien </dc:creator>
    <meta:editing-duration>PT28M28S</meta:editing-duration>
    <meta:editing-cycles>8</meta:editing-cycles>
    <meta:generator>LibreOffice/3.6$Linux_x86 LibreOffice_project/360m1$Build-2</meta:generator>
    <meta:document-statistic meta:table-count="0" meta:image-count="0" meta:object-count="0" meta:page-count="4" meta:paragraph-count="66" meta:word-count="1242" meta:character-count="7977" meta:non-whitespace-character-count="6781"/>
  </office:meta>
</office:document-meta>
</file>